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 style:master-page-name="">
      <style:table-properties style:width="14.499cm" style:page-number="auto" table:align="left"/>
    </style:style>
    <style:style style:name="Tabelle1.A" style:family="table-column">
      <style:table-column-properties style:column-width="14.499cm"/>
    </style:style>
    <style:style style:name="Tabelle1.1" style:family="table-row">
      <style:table-row-properties style:row-height="10.5cm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4.499cm" table:align="left"/>
    </style:style>
    <style:style style:name="Tabelle2.A" style:family="table-column">
      <style:table-column-properties style:column-width="14.499cm"/>
    </style:style>
    <style:style style:name="Tabelle2.1" style:family="table-row">
      <style:table-row-properties style:row-height="10.5cm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4.499cm" table:align="left"/>
    </style:style>
    <style:style style:name="Tabelle3.A" style:family="table-column">
      <style:table-column-properties style:column-width="14.499cm"/>
    </style:style>
    <style:style style:name="Tabelle3.1" style:family="table-row">
      <style:table-row-properties style:row-height="10.5cm"/>
    </style:style>
    <style:style style:name="Tabelle3.A1" style:family="table-cell">
      <style:table-cell-properties fo:padding="0.097cm" fo:border="0.05pt solid #000000"/>
    </style:style>
    <style:style style:name="Tabelle4" style:family="table">
      <style:table-properties style:width="14.499cm" table:align="left"/>
    </style:style>
    <style:style style:name="Tabelle4.A" style:family="table-column">
      <style:table-column-properties style:column-width="14.499cm"/>
    </style:style>
    <style:style style:name="Tabelle4.1" style:family="table-row">
      <style:table-row-properties style:row-height="10.5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4.499cm" table:align="left"/>
    </style:style>
    <style:style style:name="Tabelle5.A" style:family="table-column">
      <style:table-column-properties style:column-width="14.499cm"/>
    </style:style>
    <style:style style:name="Tabelle5.1" style:family="table-row">
      <style:table-row-properties style:row-height="10.5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4.499cm" table:align="left"/>
    </style:style>
    <style:style style:name="Tabelle6.A" style:family="table-column">
      <style:table-column-properties style:column-width="14.499cm"/>
    </style:style>
    <style:style style:name="Tabelle6.1" style:family="table-row">
      <style:table-row-properties style:row-height="10.5cm"/>
    </style:style>
    <style:style style:name="Tabelle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11f82"/>
    </style:style>
    <style:style style:name="P2" style:family="paragraph" style:parent-style-name="Standard">
      <style:paragraph-properties fo:break-before="page"/>
      <style:text-properties officeooo:paragraph-rsid="00111f82"/>
    </style:style>
    <style:style style:name="P3" style:family="paragraph" style:parent-style-name="Table_20_Contents">
      <style:text-properties officeooo:paragraph-rsid="00111f82"/>
    </style:style>
    <style:style style:name="P4" style:family="paragraph" style:parent-style-name="Table_20_Contents">
      <style:paragraph-properties fo:margin-left="1cm" fo:margin-right="0cm" fo:text-align="start" style:justify-single-word="false" fo:text-indent="-1cm" style:auto-text-indent="false">
        <style:tab-stops/>
      </style:paragraph-properties>
      <style:text-properties style:font-name="Droid Sans" officeooo:paragraph-rsid="00111f82"/>
    </style:style>
    <style:style style:name="P5" style:family="paragraph" style:parent-style-name="Table_20_Contents">
      <style:paragraph-properties fo:margin-left="1cm" fo:margin-right="0cm" fo:text-indent="-1cm" style:auto-text-indent="false">
        <style:tab-stops/>
      </style:paragraph-properties>
      <style:text-properties style:font-name="Droid Sans" officeooo:paragraph-rsid="00111f82"/>
    </style:style>
    <style:style style:name="P6" style:family="paragraph" style:parent-style-name="Table_20_Contents">
      <style:paragraph-properties fo:margin-left="1cm" fo:margin-right="0cm" fo:text-indent="-1cm" style:auto-text-indent="false">
        <style:tab-stops/>
      </style:paragraph-properties>
      <style:text-properties style:font-name="Droid Sans" fo:font-weight="bold" officeooo:paragraph-rsid="00111f82" style:font-weight-asian="bold" style:font-weight-complex="bold"/>
    </style:style>
    <style:style style:name="P7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style:font-name="Droid Sans" officeooo:paragraph-rsid="00111f82"/>
    </style:style>
    <style:style style:name="P8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style:font-name="Droid Sans" fo:font-weight="normal" officeooo:paragraph-rsid="00111f82" style:font-weight-asian="normal" style:font-weight-complex="normal"/>
    </style:style>
    <style:style style:name="T1" style:family="text">
      <style:text-properties officeooo:rsid="00111f82"/>
    </style:style>
    <style:style style:name="T2" style:family="text">
      <style:text-properties fo:font-weight="bold" officeooo:rsid="00111f82" style:font-weight-asian="bold" style:font-weight-complex="bold"/>
    </style:style>
    <style:style style:name="T3" style:family="text">
      <style:text-properties fo:font-weight="normal" officeooo:rsid="00111f82" style:font-weight-asian="normal" style:font-weight-complex="normal"/>
    </style:style>
    <style:style style:name="T4" style:family="text">
      <style:text-properties fo:font-style="normal" fo:font-weight="bold" officeooo:rsid="00111f82" style:font-style-asian="normal" style:font-weight-asian="bold" style:font-style-complex="normal" style:font-weight-complex="bold"/>
    </style:style>
    <style:style style:name="T5" style:family="text">
      <style:text-properties style:font-name="Droid Sans" fo:font-weight="bold" officeooo:rsid="00111f8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4"><text:span text:style-name="T2">Title page:</text:span><text:span text:style-name="T1"> Überleitung -- Einleitung oder "Nachdem der Titel bereits vorweggenommen wurde"</text:span></text:p>
            <text:p text:style-name="P4"><text:span text:style-name="T1"></text:span></text:p>
            <text:p text:style-name="P4"><text:span text:style-name="T2">Outline:</text:span><text:span text:style-name="T1"> Worum geht es überhaupt? Wovon gehen wir aus? Was gibt es schon? Was wurde entwickelt?</text:span></text:p>
            <text:p text:style-name="P4"><text:span text:style-name="T1"></text:span></text:p>
            <text:p text:style-name="P4"><text:span text:style-name="T2">Smart Homes:</text:span><text:span text:style-name="T1"> Intelligentes Wohnen -&gt; Smart Homes (!). Bestandteile:</text:span></text:p>
            <text:p text:style-name="P4"><text:span text:style-name="T1"><text:s text:c="4"/></text:span><text:span text:style-name="T2">Sensor:</text:span><text:span text:style-name="T1"> Temperaturfühler, Überwachungskamera, Bewegungsmelder</text:span></text:p>
            <text:p text:style-name="P4"><text:span text:style-name="T1"><text:s text:c="4"/></text:span><text:span text:style-name="T2">Aktor:</text:span><text:span text:style-name="T1"> Heizungssteuerung, elektrische Schalter, Beleuchtungsregelung</text:span></text:p>
            <text:p text:style-name="P4"><text:span text:style-name="T1"></text:span></text:p>
            <text:p text:style-name="P4"><text:span text:style-name="T2">Problems of Smart Homes:</text:span><text:span text:style-name="T1"> viele Eingabeparameter, komplexe Prozesse</text:span></text:p>
            <text:p text:style-name="P4"><text:span text:style-name="T1"><text:s text:c="4"/>Benutzer nicht zufrieden; nehmen Abstand davon, Smart Homes zu nutzen.</text:span></text:p>
            <text:p text:style-name="P4"><text:span text:style-name="T1"><text:s text:c="4"/>Potenzial wird nicht ausgeschöpft.</text:span></text:p>
            <text:p text:style-name="P4"><text:span text:style-name="T1"></text:span></text:p>
            <text:p text:style-name="P4"><text:span text:style-name="T1"/></text:p>
          </table:table-cell>
        </table:table-row>
      </table:table>
      <text:p text:style-name="Standard"/>
      <text:p text:style-name="Standard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4"><text:span text:style-name="T2">ThinkHome: </text:span><text:span text:style-name="T1">Grafik aus ThinkHome-Artikel entnommen</text:span></text:p>
            <text:p text:style-name="P4"><text:span text:style-name="T1"><text:s text:c="4"/></text:span><text:span text:style-name="T4">Wissensbasis auf Ontologiebasis:</text:span><text:span text:style-name="T1"> Sammlung von Daten aus verschiedenen Quellen, bietet Möglichkeiten zur Verarbeitung und Verknüpfung</text:span></text:p>
            <text:p text:style-name="P5"><text:span text:style-name="T2"><text:s text:c="4"/>Multiagentensystem: v</text:span><text:span text:style-name="T3">erwendet Daten, trifft Entscheidungen, setzt sie um</text:span></text:p>
            <text:p text:style-name="P5"><text:span text:style-name="T2"/></text:p>
            <text:p text:style-name="P5"><text:span text:style-name="T2">Weather data</text:span><text:span text:style-name="T1">: Idee von SmartHomeWeather; Predictive Control</text:span></text:p>
            <text:p text:style-name="P5"><text:span text:style-name="T1"></text:span></text:p>
            <text:p text:style-name="P5"><text:span text:style-name="T2">Outline</text:span><text:span text:style-name="T1">: Übergang – Worauf wird aufgebaut?</text:span></text:p>
            <text:p text:style-name="P5"><text:span text:style-name="T1"></text:span></text:p>
            <text:p text:style-name="P5"><text:span text:style-name="T2">Weather ontologies</text:span><text:span text:style-name="T1">:</text:span></text:p>
            <text:p text:style-name="P5"><text:span text:style-name="T1"><text:s text:c="4"/>Probleme: Fehlen von Wetterelementen, keine Unterstützung zukünftiger Daten, zu komplex, zu umfangreich, nur ein kleiner Teil brauchbar</text:span></text:p>
            <text:p text:style-name="P5"><text:span text:style-name="T1"></text:span></text:p>
            <text:p text:style-name="P5"><text:span text:style-name="T2">Related ontologies</text:span><text:span text:style-name="T1">:</text:span></text:p>
            <text:p text:style-name="P5"><text:span text:style-name="T1"><text:s text:c="4"/>Probleme: veraltet; im Entwicklungsstadium; Komplexität, die man sich einfängt</text:span></text:p>
            <text:p text:style-name="P5"><text:span text:style-name="T1"></text:span></text:p>
            <text:p text:style-name="P5"><text:span text:style-name="T1"/></text:p>
            <text:p text:style-name="P5"><text:span text:style-name="T1"/></text:p>
          </table:table-cell>
        </table:table-row>
      </table:table>
      <text:p text:style-name="P1"/>
      <text:p text:style-name="P2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5"><text:span text:style-name="T2">Measurement Units Ontology: </text:span><text:span text:style-name="T3">Komplexität am Beispiel von MUO zeigen</text:span></text:p>
            <text:p text:style-name="P8"><text:span text:style-name="T1"/></text:p>
            <text:p text:style-name="P7"><text:span text:style-name="T2">Outline</text:span><text:span text:style-name="T1">: Überleitung</text:span></text:p>
            <text:p text:style-name="P5"><text:span text:style-name="T1"></text:span></text:p>
            <text:p text:style-name="P5"><text:span text:style-name="T2">Sensors and Services</text:span><text:span text:style-name="T1">: modulares Konzept, einfaches Modell; Aufwand für neue Wetterdienste möglichst gering</text:span></text:p>
            <text:p text:style-name="P5"><text:span text:style-name="T1"/></text:p>
            <text:p text:style-name="P7"><text:span text:style-name="T2">Weather sensors:</text:span></text:p>
            <text:p text:style-name="P5"><text:span text:style-name="T2"/></text:p>
            <text:p text:style-name="P5"><text:span text:style-name="T2">Weather services</text:span><text:span text:style-name="T1">: neun Wetterdienste untersucht</text:span></text:p>
            <text:p text:style-name="P5"><text:span text:style-name="T1"><text:s text:c="2"/>yr.no - Kriterien beschreiben</text:span></text:p>
            <text:p text:style-name="P5"><text:span text:style-name="T1"></text:span></text:p>
            <text:p text:style-name="P5"><text:span text:style-name="T2">Weather elements</text:span><text:span text:style-name="T1">: auf Basis von Sensoren und Diensten verfügbaren oder berechenbaren Daten</text:span></text:p>
            <text:p text:style-name="P5"><text:span text:style-name="T1"><text:s text:c="2"/>Berechnung: Temperatur, Luftfeuchtigkeit, Taupunkt; Sonnenstand</text:span></text:p>
            <text:p text:style-name="P5"><text:span text:style-name="T1"></text:span></text:p>
            <text:p text:style-name="P5"><text:span text:style-name="T2">Outline</text:span><text:span text:style-name="T1">: Übergang</text:span></text:p>
            <text:p text:style-name="P5"><text:span text:style-name="T1"></text:span></text:p>
            <text:p text:style-name="P5"><text:span text:style-name="T2">Methodologies</text:span><text:span text:style-name="T1">: Entwicklung neuer Ontologien; fünf wurden behandelt, kurze Beschreibungen</text:span></text:p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5"><text:span text:style-name="T2">METHONTOLOGY</text:span><text:span text:style-name="T1">: Grafik zeigt generelle Einteilung der Entwicklung, definiert von den Autoren</text:span></text:p>
            <text:p text:style-name="P5"><text:span text:style-name="T1"></text:span></text:p>
            <text:p text:style-name="P5"><text:span text:style-name="T2">Outline</text:span><text:span text:style-name="T1">: Überleitung -- soviel zu bereits Existierendem</text:span></text:p>
            <text:p text:style-name="P5"><text:span text:style-name="T1"><text:s text:c="4"/>Nun: METHONTOLOGY angewandt auf Gebiet von Wetterdaten, Verwendung bestehender Ontologien</text:span></text:p>
            <text:p text:style-name="P5"><text:span text:style-name="T1"/></text:p>
            <text:p text:style-name="P5"><text:span text:style-name="T2">Competency questions</text:span><text:span text:style-name="T1">: sollen von SmartHomeWeather beantwortet werden</text:span></text:p>
            <text:p text:style-name="P5"><text:span text:style-name="T1"/></text:p>
            <text:p text:style-name="P5"><text:span text:style-name="T2">Overview</text:span><text:span text:style-name="T1">: Top-level-Konzepte, Beziehungen</text:span></text:p>
            <text:p text:style-name="P5"><text:span text:style-name="T1"><text:s text:c="2"/>Hierarchien: Weather phenomenon, Weather report, Weather state</text:span></text:p>
            <text:p text:style-name="P5"><text:span text:style-name="T1"><text:s text:c="2"/>Weather source: nur from sensor/service</text:span></text:p>
            <text:p text:style-name="P5"><text:span text:style-name="T1"></text:span></text:p>
            <text:p text:style-name="P6"><text:span text:style-name="T1">Concept hierarchies: Weather phenomenon, Temperature, Weather report</text:span></text:p>
            <text:p text:style-name="P5"><text:span text:style-name="T1"></text:span></text:p>
            <text:p text:style-name="P5"><text:span text:style-name="T2">Concept hierarchies</text:span><text:span text:style-name="T1">: Weather state: teilweise speziell für Smart Homes, kann angepasst werden</text:span></text:p>
            <text:p text:style-name="P5"><text:span text:style-name="T1"></text:span></text:p>
            <text:p text:style-name="P5"><text:span text:style-name="T1"/></text:p>
          </table:table-cell>
        </table:table-row>
      </table:table>
      <text:p text:style-name="P1"/>
      <text:p text:style-name="P2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7"><text:span text:style-name="T2">Outline</text:span><text:span text:style-name="T1">: Daten müssen von irgendwoher kommen</text:span></text:p>
            <text:p text:style-name="P5"><text:span text:style-name="T1"/></text:p>
            <text:p text:style-name="P5"><text:span text:style-name="T2">Weather Importer</text:span><text:span text:style-name="T1">: OO-Modell angelehnt an Modell in Ontologie; nur Top-Level-Klassen</text:span></text:p>
            <text:p text:style-name="P5"><text:span text:style-name="T1"><text:s text:c="4"/>modularer Aufbau, Importer kann ausgetauscht werden</text:span></text:p>
            <text:p text:style-name="P5"><text:span text:style-name="T1"/></text:p>
            <text:p text:style-name="P5"><text:span text:style-name="T1"></text:span><text:span text:style-name="T2">SPARQL and SWRL (1)</text:span><text:span text:style-name="T1">: Beantwortung von Competency Questions, Open World Assumption; SPAQL</text:span></text:p>
            <text:p text:style-name="P5"><text:span text:style-name="T1"><text:s text:c="2"/>hier: Frost innerhalb der nächsten drei Stunden</text:span></text:p>
            <text:p text:style-name="P5"><text:span text:style-name="T1"/></text:p>
            <text:p text:style-name="P5"><text:span text:style-name="T2">SPARQL and SWRL (2)</text:span><text:span text:style-name="T1">: SWRL; steigende Temperatur zwischen zwei aufeinanderfolgenden Weather States</text:span></text:p>
            <text:p text:style-name="P5"><text:span text:style-name="T1"></text:span></text:p>
            <text:p text:style-name="P5"><text:span text:style-name="T2">Outline</text:span><text:span text:style-name="T1">: dann bleibt noch das Resümee</text:span></text:p>
            <text:p text:style-name="P5"><text:span text:style-name="T1"></text:span></text:p>
            <text:p text:style-name="P5"><text:span text:style-name="T2">Conclusion</text:span><text:span text:style-name="T1">: weitere Einsatzgebiete</text:span></text:p>
            <text:p text:style-name="P5"><text:span text:style-name="T1"></text:span></text:p>
            <text:p text:style-name="P5"><text:span text:style-name="T2">The End</text:span><text:span text:style-name="T1">: Danke für die Aufmerksamkeit!</text:span></text:p>
          </table:table-cell>
        </table:table-row>
      </table:table>
      <text:p text:style-name="P1"/>
      <text:p text:style-name="P1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chen </meta:initial-creator>
    <meta:creation-date>2013-10-08T21:36:28</meta:creation-date>
    <dc:date>2013-10-08T21:50:20</dc:date>
    <dc:creator>paulchen </dc:creator>
    <meta:editing-duration>P0D</meta:editing-duration>
    <meta:editing-cycles>1</meta:editing-cycles>
    <meta:document-statistic meta:table-count="6" meta:image-count="0" meta:object-count="0" meta:page-count="3" meta:paragraph-count="64" meta:word-count="338" meta:character-count="2940" meta:non-whitespace-character-count="2529"/>
    <meta:generator>LibreOffice/4.0.2.2$Linux_X86_64 LibreOffice_project/400m0$Build-2</meta:generator>
  </office:meta>
</office:document-meta>
</file>